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6000001EB56ECDDD0EC498525.jpg" manifest:media-type="image/jpeg"/>
  <manifest:file-entry manifest:full-path="Pictures/100000000000047F00000253F46EB64D7B5551C7.jpg" manifest:media-type="image/jpeg"/>
  <manifest:file-entry manifest:full-path="Pictures/10000201000006140000028CADB23206697FC3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paragraph" svg:width="17cm" svg:height="10.566cm" draw:z-index="0"><draw:image xlink:href="Pictures/1000000000000316000001EB56ECDDD0EC498525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2" text:anchor-type="paragraph" svg:width="17cm" svg:height="8.788cm" draw:z-index="1"><draw:image xlink:href="Pictures/100000000000047F00000253F46EB64D7B5551C7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paragraph" svg:width="17cm" svg:height="7.123cm" draw:z-index="2"><draw:image xlink:href="Pictures/10000201000006140000028CADB23206697FC3A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4:14:22.149000000</meta:creation-date>
    <dc:date>2020-03-05T14:15:32.917000000</dc:date>
    <meta:editing-duration>PT44S</meta:editing-duration>
    <meta:editing-cycles>2</meta:editing-cycles>
    <meta:generator>LibreOffice/6.2.8.2$Windows_X86_64 LibreOffice_project/f82ddfca21ebc1e222a662a32b25c0c9d20169ee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